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A000000CBB174B775.png"/>
  <manifest:file-entry manifest:media-type="image/png" manifest:full-path="Pictures/100000000000011D0000006370857C1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C" style:family="table-column">
      <style:table-column-properties style:column-width="11.333cm" style:rel-column-width="43691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C" style:family="table-column">
      <style:table-column-properties style:column-width="11.333cm" style:rel-column-width="43691*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3cm" style:rel-column-width="10922*"/>
    </style:style>
    <style:style style:name="Tableau3.C" style:family="table-column">
      <style:table-column-properties style:column-width="11.333cm" style:rel-column-width="43691*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896cm" style:rel-column-width="2209*"/>
    </style:style>
    <style:style style:name="Tableau5.B" style:family="table-column">
      <style:table-column-properties style:column-width="2.718cm" style:rel-column-width="1541*"/>
    </style:style>
    <style:style style:name="Tableau5.C" style:family="table-column">
      <style:table-column-properties style:column-width="6.325cm" style:rel-column-width="3586*"/>
    </style:style>
    <style:style style:name="Tableau5.D" style:family="table-column">
      <style:table-column-properties style:column-width="1.924cm" style:rel-column-width="1091*"/>
    </style:style>
    <style:style style:name="Tableau5.E" style:family="table-column">
      <style:table-column-properties style:column-width="2.136cm" style:rel-column-width="1211*"/>
    </style:style>
    <style:style style:name="Tableau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E1" style:family="table-cell">
      <style:table-cell-properties fo:background-color="#cccccc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961cm" fo:margin-right="0.961cm" fo:text-indent="0cm" style:auto-text-indent="false" fo:background-color="#e6e6ff" fo:padding="0.049cm" fo:border="0.018cm solid #000000" style:shadow="none">
        <style:background-image/>
      </style:paragraph-properties>
      <style:text-properties style:font-name="Liberation Mono"/>
    </style:style>
    <style:style style:name="P3" style:family="paragraph" style:parent-style-name="Standard">
      <style:paragraph-properties fo:margin-left="0.961cm" fo:margin-right="0.961cm" fo:text-indent="0cm" style:auto-text-indent="false" fo:background-color="#e6e6ff" fo:padding="0.049cm" fo:border="0.018cm solid #000000" style:shadow="none">
        <style:background-image/>
      </style:paragraph-properties>
      <style:text-properties style:font-name="Liberation Mono"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  <style:text-properties fo:color="#b3b3b3" fo:font-size="10pt" style:font-size-asian="10pt" style:font-size-complex="10pt"/>
    </style:style>
    <style:style style:name="P6" style:family="paragraph" style:parent-style-name="Heading">
      <style:paragraph-properties fo:text-align="center" style:justify-single-word="false"/>
      <style:text-properties fo:font-size="24pt" fo:background-color="transparent" style:font-size-asian="24pt" style:font-size-complex="24pt" style:font-relief="embossed"/>
    </style:style>
    <style:style style:name="P7" style:family="paragraph" style:parent-style-name="Heading_20_3">
      <style:paragraph-properties fo:margin-top="0.423cm" fo:margin-bottom="0.212cm" fo:keep-with-next="always"/>
      <style:text-properties style:font-name="Liberation Sans" style:font-name-asian="Droid Sans" style:font-name-complex="Lohit Devanagari"/>
    </style:style>
    <style:style style:name="P8" style:family="paragraph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423cm" fo:margin-bottom="0.212cm" fo:keep-with-next="always"/>
    </style:style>
    <style:style style:name="P11" style:family="paragraph" style:parent-style-name="Heading_20_2">
      <style:paragraph-properties fo:margin-top="0.423cm" fo:margin-bottom="0.212cm" fo:keep-with-next="always"/>
      <style:text-properties style:font-name="Liberation Sans" style:font-name-asian="Droid Sans" style:font-name-complex="Lohit Devanagari"/>
    </style:style>
    <style:style style:name="P1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4">
      <style:paragraph-properties fo:margin-top="0.423cm" fo:margin-bottom="0.212cm" fo:keep-with-next="always"/>
    </style:style>
    <style:style style:name="P18" style:family="paragraph" style:parent-style-name="Heading_20_4">
      <style:paragraph-properties fo:margin-top="0.423cm" fo:margin-bottom="0.212cm" fo:keep-with-next="always"/>
      <style:text-properties style:font-name="Liberation Sans" style:font-name-asian="Droid Sans" style:font-name-complex="Lohit Devanagari"/>
    </style:style>
    <style:style style:name="P19" style:family="paragraph" style:parent-style-name="Table_20_Contents">
      <style:text-properties fo:color="#b3b3b3" fo:font-size="9pt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fo:color="#b3b3b3" fo:font-size="10pt" style:font-size-asian="10pt" style:font-size-complex="10pt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Standard">
      <style:paragraph-properties fo:margin-left="0.961cm" fo:margin-right="0.961cm" fo:text-indent="0cm" style:auto-text-indent="false" fo:background-color="#e6e6ff" fo:padding="0.049cm" fo:border="0.018cm solid #000000" style:shadow="none">
        <style:background-image/>
      </style:paragraph-properties>
    </style:style>
    <style:style style:name="P28" style:family="paragraph" style:parent-style-name="Standard">
      <style:paragraph-properties fo:margin-left="0.961cm" fo:margin-right="0.961cm" fo:text-indent="0cm" style:auto-text-indent="false" fo:background-color="#e6e6ff" fo:padding="0.049cm" fo:border="0.018cm solid #000000" style:shadow="none">
        <style:background-image/>
      </style:paragraph-properties>
      <style:text-properties style:font-name="Liberation Mono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Sans" style:font-name-asian="Droid Sans" style:font-name-complex="Lohit Devanagari"/>
    </style:style>
    <style:style style:name="T4" style:family="text">
      <style:text-properties fo:color="#b3b3b3" fo:font-size="10pt" style:font-size-asian="10pt" style:font-size-complex="1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Liberation Sans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5">eZFluxBB</text:span></text:p>
      <text:p text:style-name="P6"><text:span text:style-name="T5">(Connective FluxBB for eZ publish )</text:span>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4"><text:s/>1 Introduction<text:tab/>4</text:p>
          <text:p text:style-name="P15"><text:s/>1.1 Compatibility <text:tab/>4</text:p>
          <text:p text:style-name="P15"><text:s/>1.2 What eZFluxBB does/doesn't do <text:tab/>4</text:p>
          <text:p text:style-name="P14"><text:s/>2 Documentation <text:tab/>5</text:p>
          <text:p text:style-name="P15"><text:s/>2.1 eZFluxBB : List of fetch functions <text:tab/>5</text:p>
          <text:p text:style-name="P16"><text:s/>2.1.1 current_user <text:tab/>5</text:p>
          <text:p text:style-name="P12"><text:s/>2.1.1.1 Summary <text:tab/>5</text:p>
          <text:p text:style-name="P12"><text:s/>2.1.1.2 Usage <text:tab/>5</text:p>
          <text:p text:style-name="P12"><text:s/>2.1.1.3 Parameters <text:tab/>5</text:p>
          <text:p text:style-name="P12"><text:s/>2.1.1.4 Returns <text:tab/>5</text:p>
          <text:p text:style-name="P12"><text:s/>2.1.1.5 Examples <text:tab/>5</text:p>
          <text:p text:style-name="P16"><text:s/>2.1.2 online <text:tab/>5</text:p>
          <text:p text:style-name="P12"><text:s/>2.1.2.1 Usage <text:tab/>6</text:p>
          <text:p text:style-name="P12"><text:s/>2.1.2.2 Parameters <text:tab/>6</text:p>
          <text:p text:style-name="P12"><text:s/>2.1.2.3 Returns <text:tab/>6</text:p>
          <text:p text:style-name="P12"><text:s/>2.1.2.4 Examples<text:tab/>6</text:p>
          <text:p text:style-name="P16"><text:s/>2.1.3 stats <text:tab/>6</text:p>
          <text:p text:style-name="P12"><text:s/>2.1.3.1 Summary <text:tab/>6</text:p>
          <text:p text:style-name="P12"><text:s/>2.1.3.2 Usage <text:tab/>6</text:p>
          <text:p text:style-name="P12"><text:s/>2.1.3.3 Parameters <text:tab/>6</text:p>
          <text:p text:style-name="P12"><text:s/>2.1.3.4 Returns <text:tab/>6</text:p>
          <text:p text:style-name="P12"><text:s/>2.1.3.5 Examples <text:tab/>7</text:p>
          <text:p text:style-name="P16"><text:s/>2.1.4 Topics <text:tab/>7</text:p>
          <text:p text:style-name="P12"><text:s/>2.1.4.1 Description <text:tab/>7</text:p>
          <text:p text:style-name="P12"><text:s/>2.1.4.2 Usage <text:tab/>7</text:p>
          <text:p text:style-name="P12"><text:s/>2.1.4.3 Parameters <text:tab/>7</text:p>
          <text:p text:style-name="P12"><text:s/>2.1.4.4 Returns <text:tab/>8</text:p>
          <text:p text:style-name="P12"><text:s/>2.1.4.5 Examples <text:tab/>8</text:p>
          <text:p text:style-name="P15"><text:s/>2.2 eZFluxBB : List of templates operators <text:tab/>8</text:p>
          <text:p text:style-name="P16"><text:s/>2.2.1 bbcode2html <text:tab/>8</text:p>
          <text:p text:style-name="P12"><text:s/>2.2.1.1 Description <text:tab/>8</text:p>
          <text:p text:style-name="P12"><text:s/>2.2.1.2 Usage <text:tab/>8</text:p>
          <text:p text:style-name="P12"><text:s/>2.2.1.3 Parameters <text:tab/>8</text:p>
          <text:p text:style-name="P12"><text:s/>2.2.1.4 Returns <text:tab/>8</text:p>
          <text:p text:style-name="P12"><text:s/>2.2.1.5 Examples <text:tab/>9</text:p>
          <text:p text:style-name="P15"><text:s/>2.3 eZFlow avalaible blocks<text:tab/>9</text:p>
          <text:p text:style-name="P16"><text:s/>2.3.1 eZFluxBB Online<text:tab/>9</text:p>
          <text:p text:style-name="P16"><text:s/>2.3.2 eZFluxBB Stats<text:tab/>9</text:p>
          <text:p text:style-name="P16"><text:s/>2.3.3 EZFluxBB Topics<text:tab/>9</text:p>
        </text:index-body>
      </text:table-of-content>
      <text:h text:style-name="Heading_20_1" text:outline-level="1" text:is-list-header="true"><text:soft-page-break/></text:h>
      <text:h text:style-name="P9" text:outline-level="1">Introduction</text:h>
      <text:p text:style-name="Standard"><text:span text:style-name="T6">eZFluxBB is an extension eZ publish which allows FluxBB (formerly PunBB) and eZ Publish to communicate.</text:span> </text:p>
      <text:h text:style-name="Heading_20_2" text:outline-level="2">Compatibility </text:h>
      <text:p text:style-name="Standard">php 5.2 / eZ 4.0.x &amp; FluxBB / PunBB 1.2. </text:p>
      <text:p text:style-name="Standard">From branch 1.3 just FluxBB compatibility will be provide. </text:p>
      <text:p text:style-name="Standard">eZFluxBB will soon match FluxBB 1.3 (#56). For the moment the compatibility is partial (the fetch current_user </text:p>
      <text:p text:style-name="Standard">doesn't work in 1.3). </text:p>
      <text:h text:style-name="Heading_20_2" text:outline-level="2">What eZFluxBB does/doesn't do </text:h>
      <text:p text:style-name="Standard">What eZFluxBB does : </text:p>
      <text:list xml:id="list1518065218" text:style-name="L1">
        <text:list-item>
          <text:p text:style-name="P21">Recover current user FluxBB in eZ </text:p>
        </text:list-item>
        <text:list-item>
          <text:p text:style-name="P21">Recover statistics </text:p>
        </text:list-item>
        <text:list-item>
          <text:p text:style-name="P21">Recover online users list </text:p>
        </text:list-item>
        <text:list-item>
          <text:p text:style-name="P21">Recover topics with different filters </text:p>
        </text:list-item>
      </text:list>
      <text:p text:style-name="Standard"/>
      <text:p text:style-name="Standard">What eZFlux doesn't do : </text:p>
      <text:list xml:id="list2009326445" text:style-name="L2">
        <text:list-item>
          <text:p text:style-name="P22">Synchronization of FluxBB/eZ Publish users. </text:p>
        </text:list-item>
      </text:list>
      <text:h text:style-name="P9" text:outline-level="1">Documentation </text:h>
      <text:h text:style-name="Heading_20_2" text:outline-level="2">eZFluxBB : List of fetch functions </text:h>
      <text:h text:style-name="Heading_20_3" text:outline-level="3">current_user </text:h>
      <text:h text:style-name="Heading_20_4" text:outline-level="4">Summary </text:h>
      <text:p text:style-name="Standard">Allows to recover informations about current user. </text:p>
      <text:h text:style-name="Heading_20_4" text:outline-level="4">Usage </text:h>
      <text:p text:style-name="P2"><text:span text:style-name="T1">fetch( 'ezfluxbb', 'current_user' )</text:span> </text:p>
      <text:p text:style-name="Standard"/>
      <text:h text:style-name="Heading_20_4" text:outline-level="4">Parameters </text:h>
      <text:p text:style-name="Standard">None </text:p>
      <text:h text:style-name="Heading_20_4" text:outline-level="4">Returns </text:h>
      <text:p text:style-name="Standard">Informations about current user in a hash : </text:p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">Attribut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26">group_id </text:p>
          </table:table-cell>
          <table:table-cell table:style-name="Tableau1.A2" office:value-type="string">
            <text:p text:style-name="P26">integer</text:p>
          </table:table-cell>
          <table:table-cell table:style-name="Tableau1.C2" office:value-type="string">
            <text:p text:style-name="P26">ID of the user group </text:p>
          </table:table-cell>
        </table:table-row>
        <table:table-row>
          <table:table-cell table:style-name="Tableau1.A2" office:value-type="string">
            <text:p text:style-name="P26">id </text:p>
          </table:table-cell>
          <table:table-cell table:style-name="Tableau1.A2" office:value-type="string">
            <text:p text:style-name="P26">integer</text:p>
          </table:table-cell>
          <table:table-cell table:style-name="Tableau1.C2" office:value-type="string">
            <text:p text:style-name="P26">ID of the user </text:p>
          </table:table-cell>
        </table:table-row>
        <table:table-row>
          <table:table-cell table:style-name="Tableau1.A2" office:value-type="string">
            <text:p text:style-name="P26">last_visit </text:p>
          </table:table-cell>
          <table:table-cell table:style-name="Tableau1.A2" office:value-type="string">
            <text:p text:style-name="P26">integer</text:p>
          </table:table-cell>
          <table:table-cell table:style-name="Tableau1.C2" office:value-type="string">
            <text:p text:style-name="P26">Timestamp of the last visit </text:p>
          </table:table-cell>
        </table:table-row>
        <table:table-row>
          <table:table-cell table:style-name="Tableau1.A2" office:value-type="string">
            <text:p text:style-name="P26">username </text:p>
          </table:table-cell>
          <table:table-cell table:style-name="Tableau1.A2" office:value-type="string">
            <text:p text:style-name="P26">string</text:p>
          </table:table-cell>
          <table:table-cell table:style-name="Tableau1.C2" office:value-type="string">
            <text:p text:style-name="P26">Login of the user </text:p>
          </table:table-cell>
        </table:table-row>
      </table:table>
      <text:p text:style-name="Standard"/>
      <text:h text:style-name="Heading_20_4" text:outline-level="4">Examples </text:h>
      <text:p text:style-name="P27"><text:span text:style-name="T2">{def <text:tab/>$fluxbb_curent_user = fetch( 'ezfluxbb', 'current_user' )} </text:span></text:p>
      <text:h text:style-name="Heading_20_3" text:outline-level="3">online </text:h>
      <text:p text:style-name="Standard">2.2.1 Summary </text:p>
      <text:p text:style-name="Standard">Recover informations about online users on the forum : </text:p>
      <text:list xml:id="list1753916816" text:style-name="L3">
        <text:list-item>
          <text:p text:style-name="P23">Total of online users </text:p>
        </text:list-item>
        <text:list-item>
          <text:p text:style-name="P23">Number of online guests </text:p>
        </text:list-item>
        <text:list-item>
          <text:p text:style-name="P23">Number of online members </text:p>
        </text:list-item>
      </text:list>
      <text:h text:style-name="Heading_20_4" text:outline-level="4"><text:soft-page-break/>Usage </text:h>
      <text:p text:style-name="P3">fetch( 'ezfluxbb', 'online' ) </text:p>
      <text:h text:style-name="Heading_20_4" text:outline-level="4">Parameters </text:h>
      <text:p text:style-name="Standard">None </text:p>
      <text:h text:style-name="Heading_20_4" text:outline-level="4">Returns </text:h>
      <text:p text:style-name="Standard">Informations about online users in a hash : </text:p>
      <text:p text:style-name="Standard"/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1">Attribut</text:p>
          </table:table-cell>
          <table:table-cell table:style-name="Tableau2.A1" office:value-type="string">
            <text:p text:style-name="P1">Type</text:p>
          </table:table-cell>
          <table:table-cell table:style-name="Tableau2.C1" office:value-type="string">
            <text:p text:style-name="P1">Description</text:p>
          </table:table-cell>
        </table:table-row>
        <table:table-row>
          <table:table-cell table:style-name="Tableau2.A2" office:value-type="string">
            <text:p text:style-name="P26">guests </text:p>
          </table:table-cell>
          <table:table-cell table:style-name="Tableau2.A2" office:value-type="string">
            <text:p text:style-name="P26">integer</text:p>
          </table:table-cell>
          <table:table-cell table:style-name="Tableau2.C2" office:value-type="string">
            <text:p text:style-name="P26">Number of guests on the forum </text:p>
          </table:table-cell>
        </table:table-row>
        <table:table-row>
          <table:table-cell table:style-name="Tableau2.A2" office:value-type="string">
            <text:p text:style-name="P26">list </text:p>
          </table:table-cell>
          <table:table-cell table:style-name="Tableau2.A2" office:value-type="string">
            <text:p text:style-name="P26">array</text:p>
          </table:table-cell>
          <table:table-cell table:style-name="Tableau2.C2" office:value-type="string">
            <text:p text:style-name="P26">List of online members </text:p>
          </table:table-cell>
        </table:table-row>
        <table:table-row>
          <table:table-cell table:style-name="Tableau2.A2" office:value-type="string">
            <text:p text:style-name="P26">users </text:p>
          </table:table-cell>
          <table:table-cell table:style-name="Tableau2.A2" office:value-type="string">
            <text:p text:style-name="P26">integer</text:p>
          </table:table-cell>
          <table:table-cell table:style-name="Tableau2.C2" office:value-type="string">
            <text:p text:style-name="P26">Number of members on the forums </text:p>
          </table:table-cell>
        </table:table-row>
        <table:table-row>
          <table:table-cell table:style-name="Tableau2.A2" office:value-type="string">
            <text:p text:style-name="P26">total </text:p>
          </table:table-cell>
          <table:table-cell table:style-name="Tableau2.A2" office:value-type="string">
            <text:p text:style-name="P26">integer</text:p>
          </table:table-cell>
          <table:table-cell table:style-name="Tableau2.C2" office:value-type="string">
            <text:p text:style-name="P26">Total of persons (guests + members) on the forum </text:p>
          </table:table-cell>
        </table:table-row>
      </table:table>
      <text:p text:style-name="Standard"><text:s/></text:p>
      <text:h text:style-name="Heading_20_4" text:outline-level="4">Examples</text:h>
      <text:p text:style-name="P3">{def $fluxbb_online = fetch( 'ezfluxbb', 'online' )}</text:p>
      <text:h text:style-name="P7" text:outline-level="3">stats </text:h>
      <text:h text:style-name="P18" text:outline-level="4">Summary </text:h>
      <text:p text:style-name="Standard">Recover statistics on the forum : </text:p>
      <text:list xml:id="list1489512149" text:style-name="L4">
        <text:list-item>
          <text:p text:style-name="P24">Number of topics </text:p>
        </text:list-item>
        <text:list-item>
          <text:p text:style-name="P24">Number of posts </text:p>
        </text:list-item>
        <text:list-item>
          <text:p text:style-name="P24">Number of members </text:p>
        </text:list-item>
        <text:list-item>
          <text:p text:style-name="P24">Last member </text:p>
        </text:list-item>
      </text:list>
      <text:h text:style-name="P17" text:outline-level="4"><text:span text:style-name="T3">Usage</text:span> </text:h>
      <text:p text:style-name="P3">fetch( 'ezfluxbb', 'stats' ) </text:p>
      <text:h text:style-name="P18" text:outline-level="4">Parameters </text:h>
      <text:p text:style-name="Standard">None </text:p>
      <text:h text:style-name="P18" text:outline-level="4">Returns </text:h>
      <text:p text:style-name="Standard">Informations about statistics in a hash : </text:p>
      <text:p text:style-name="Standard"><text:soft-page-break/></text:p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1">Attribut</text:p>
          </table:table-cell>
          <table:table-cell table:style-name="Tableau3.A1" office:value-type="string">
            <text:p text:style-name="P1">Type</text:p>
          </table:table-cell>
          <table:table-cell table:style-name="Tableau3.C1" office:value-type="string">
            <text:p text:style-name="P1">Description</text:p>
          </table:table-cell>
        </table:table-row>
        <table:table-row>
          <table:table-cell table:style-name="Tableau3.A2" office:value-type="string">
            <text:p text:style-name="P26">last_member </text:p>
          </table:table-cell>
          <table:table-cell table:style-name="Tableau3.A2" office:value-type="string">
            <text:p text:style-name="P26">array</text:p>
          </table:table-cell>
          <table:table-cell table:style-name="Tableau3.C2" office:value-type="string">
            <text:p text:style-name="P26">Informations about last registered member </text:p>
          </table:table-cell>
        </table:table-row>
        <table:table-row>
          <table:table-cell table:style-name="Tableau3.A2" office:value-type="string">
            <text:p text:style-name="P26">num_members </text:p>
          </table:table-cell>
          <table:table-cell table:style-name="Tableau3.A2" office:value-type="string">
            <text:p text:style-name="P26">integer</text:p>
          </table:table-cell>
          <table:table-cell table:style-name="Tableau3.C2" office:value-type="string">
            <text:p text:style-name="P26">Number of registered members </text:p>
          </table:table-cell>
        </table:table-row>
        <table:table-row>
          <table:table-cell table:style-name="Tableau3.A2" office:value-type="string">
            <text:p text:style-name="P26">num_posts </text:p>
          </table:table-cell>
          <table:table-cell table:style-name="Tableau3.A2" office:value-type="string">
            <text:p text:style-name="P26">integer</text:p>
          </table:table-cell>
          <table:table-cell table:style-name="Tableau3.C2" office:value-type="string">
            <text:p text:style-name="P26">Number of posts </text:p>
          </table:table-cell>
        </table:table-row>
        <table:table-row>
          <table:table-cell table:style-name="Tableau3.A2" office:value-type="string">
            <text:p text:style-name="P26">num_topics </text:p>
          </table:table-cell>
          <table:table-cell table:style-name="Tableau3.A2" office:value-type="string">
            <text:p text:style-name="P26">integer</text:p>
          </table:table-cell>
          <table:table-cell table:style-name="Tableau3.C2" office:value-type="string">
            <text:p text:style-name="P26">Number of topics </text:p>
          </table:table-cell>
        </table:table-row>
      </table:table>
      <text:p text:style-name="Standard"/>
      <text:h text:style-name="P18" text:outline-level="4">Examples </text:h>
      <text:p text:style-name="P3">{def $fluxbb_stats = fetch( 'ezfluxbb', 'stats' ) }</text:p>
      <text:h text:style-name="P7" text:outline-level="3">Topics </text:h>
      <text:h text:style-name="Heading_20_4" text:outline-level="4">Description </text:h>
      <text:p text:style-name="Standard">Allows to recover informations about topics of a FluxBB forum. </text:p>
      <text:h text:style-name="Heading_20_4" text:outline-level="4">Usage </text:h>
      <text:p text:style-name="P3">fetch( 'ezfluxbb', 'topics', hash(</text:p>
      <text:p text:style-name="P3">[ 'forum_id_filter_type', forum_id_filter_type, ]</text:p>
      <text:p text:style-name="P3">[ 'forum_id_filter_array', forum_id_filter_array, ]</text:p>
      <text:p text:style-name="P3">[ 'limit', limit, ]</text:p>
      <text:p text:style-name="P3">[ 'offset', offset, ]</text:p>
      <text:p text:style-name="P3">[ 'sort_by', offset, ]<text:line-break/>) )</text:p>
      <text:h text:style-name="Heading_20_4" text:outline-level="4">Parameters </text:h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">Attribut</text:p>
          </table:table-cell>
          <table:table-cell table:style-name="Tableau5.A1" office:value-type="string">
            <text:p text:style-name="P1">Type</text:p>
          </table:table-cell>
          <table:table-cell table:style-name="Tableau5.A1" office:value-type="string">
            <text:p text:style-name="P1">Description</text:p>
          </table:table-cell>
          <table:table-cell table:style-name="Tableau5.A1" office:value-type="string">
            <text:p text:style-name="P1">Required</text:p>
          </table:table-cell>
          <table:table-cell table:style-name="Tableau5.E1" office:value-type="string">
            <text:p text:style-name="P1">Default</text:p>
          </table:table-cell>
        </table:table-row>
        <table:table-row>
          <table:table-cell table:style-name="Tableau5.A2" office:value-type="string">
            <text:p text:style-name="P26">forum_id_filter_type </text:p>
          </table:table-cell>
          <table:table-cell table:style-name="Tableau5.A2" office:value-type="string">
            <text:p text:style-name="P26">string<text:line-break/>(include|exclude) </text:p>
          </table:table-cell>
          <table:table-cell table:style-name="Tableau5.A2" office:value-type="string">
            <text:p text:style-name="P26">Determine filter on id_forum as inclusive or exclusive <text:s/></text:p>
          </table:table-cell>
          <table:table-cell table:style-name="Tableau5.A2" office:value-type="string">
            <text:p text:style-name="P26">No</text:p>
          </table:table-cell>
          <table:table-cell table:style-name="Tableau5.E2" office:value-type="string">
            <text:p text:style-name="P26">include</text:p>
          </table:table-cell>
        </table:table-row>
        <table:table-row>
          <table:table-cell table:style-name="Tableau5.A2" office:value-type="string">
            <text:p text:style-name="P26">forum_id_filter_array </text:p>
          </table:table-cell>
          <table:table-cell table:style-name="Tableau5.A2" office:value-type="string">
            <text:p text:style-name="P26">mixed</text:p>
          </table:table-cell>
          <table:table-cell table:style-name="Tableau5.A2" office:value-type="string">
            <text:p text:style-name="P26">List of id_forum to filter </text:p>
          </table:table-cell>
          <table:table-cell table:style-name="Tableau5.A2" office:value-type="string">
            <text:p text:style-name="P26">No </text:p>
          </table:table-cell>
          <table:table-cell table:style-name="Tableau5.E2" office:value-type="string">
            <text:p text:style-name="P26">false</text:p>
          </table:table-cell>
        </table:table-row>
        <table:table-row>
          <table:table-cell table:style-name="Tableau5.A2" office:value-type="string">
            <text:p text:style-name="P26">limit <text:s/></text:p>
          </table:table-cell>
          <table:table-cell table:style-name="Tableau5.A2" office:value-type="string">
            <text:p text:style-name="P26">integer</text:p>
          </table:table-cell>
          <table:table-cell table:style-name="Tableau5.A2" office:value-type="string">
            <text:p text:style-name="P26">Recover the x subjects </text:p>
          </table:table-cell>
          <table:table-cell table:style-name="Tableau5.A2" office:value-type="string">
            <text:p text:style-name="P26">No</text:p>
          </table:table-cell>
          <table:table-cell table:style-name="Tableau5.E2" office:value-type="string">
            <text:p text:style-name="P26">20</text:p>
          </table:table-cell>
        </table:table-row>
        <table:table-row>
          <table:table-cell table:style-name="Tableau5.A2" office:value-type="string">
            <text:p text:style-name="P26">offset <text:s/></text:p>
          </table:table-cell>
          <table:table-cell table:style-name="Tableau5.A2" office:value-type="string">
            <text:p text:style-name="P26">integer </text:p>
          </table:table-cell>
          <table:table-cell table:style-name="Tableau5.A2" office:value-type="string">
            <text:p text:style-name="P26">Recover from subject x </text:p>
          </table:table-cell>
          <table:table-cell table:style-name="Tableau5.A2" office:value-type="string">
            <text:p text:style-name="P26">No</text:p>
          </table:table-cell>
          <table:table-cell table:style-name="Tableau5.E2" office:value-type="string">
            <text:p text:style-name="P26">0</text:p>
          </table:table-cell>
        </table:table-row>
        <table:table-row>
          <table:table-cell table:style-name="Tableau5.A2" office:value-type="string">
            <text:p text:style-name="P26">sort_by </text:p>
          </table:table-cell>
          <table:table-cell table:style-name="Tableau5.A2" office:value-type="string">
            <text:p text:style-name="P26">array</text:p>
          </table:table-cell>
          <table:table-cell table:style-name="Tableau5.A2" office:value-type="string">
            <text:p text:style-name="P26">Order</text:p>
          </table:table-cell>
          <table:table-cell table:style-name="Tableau5.A2" office:value-type="string">
            <text:p text:style-name="P26">No</text:p>
          </table:table-cell>
          <table:table-cell table:style-name="Tableau5.E2" office:value-type="string">
            <text:p text:style-name="P26">array(</text:p>
            <text:p text:style-name="P26">'t.posted',</text:p>
            <text:p text:style-name="P26">false )</text:p>
          </table:table-cell>
        </table:table-row>
        <text:soft-page-break/>
        <table:table-row>
          <table:table-cell table:style-name="Tableau5.A2" office:value-type="string">
            <text:p text:style-name="P26">group_id </text:p>
          </table:table-cell>
          <table:table-cell table:style-name="Tableau5.A2" office:value-type="string">
            <text:p text:style-name="P26">integer </text:p>
          </table:table-cell>
          <table:table-cell table:style-name="Tableau5.A2" office:value-type="string">
            <text:p text:style-name="P26">Restrict to permissions of a group. If not fill in then recover subjects from every forums without discrimination (even private forums)</text:p>
          </table:table-cell>
          <table:table-cell table:style-name="Tableau5.A2" office:value-type="string">
            <text:p text:style-name="P26">No</text:p>
          </table:table-cell>
          <table:table-cell table:style-name="Tableau5.E2" office:value-type="string">
            <text:p text:style-name="P26"/>
          </table:table-cell>
        </table:table-row>
        <table:table-row>
          <table:table-cell table:style-name="Tableau5.A2" office:value-type="string">
            <text:p text:style-name="P26">get_first_message </text:p>
          </table:table-cell>
          <table:table-cell table:style-name="Tableau5.A2" office:value-type="string">
            <text:p text:style-name="P26">boolean </text:p>
          </table:table-cell>
          <table:table-cell table:style-name="Tableau5.A2" office:value-type="string">
            <text:p text:style-name="P26">Recover or not first post of each topic</text:p>
          </table:table-cell>
          <table:table-cell table:style-name="Tableau5.A2" office:value-type="string">
            <text:p text:style-name="P26">No</text:p>
          </table:table-cell>
          <table:table-cell table:style-name="Tableau5.E2" office:value-type="string">
            <text:p text:style-name="P26">false</text:p>
          </table:table-cell>
        </table:table-row>
      </table:table>
      <text:p text:style-name="Text_20_body"/>
      <text:h text:style-name="Heading_20_4" text:outline-level="4">Returns </text:h>
      <text:p text:style-name="Standard">Use attribute(show) to know ;-) </text:p>
      <text:p text:style-name="Standard"/>
      <text:h text:style-name="Heading_20_4" text:outline-level="4">Examples </text:h>
      <text:p text:style-name="P3">{def $news = fetch( 'ezfluxbb', 'topics', hash(</text:p>
      <text:p text:style-name="P3"><text:s text:c="4"/>forum_id_filter_type, 'include',</text:p>
      <text:p text:style-name="P3"><text:s text:c="4"/>forum_id_filter_array, $block.custom_attributes.id_forums,</text:p>
      <text:p text:style-name="P3"><text:s text:c="4"/>limit, $block.custom_attributes.limit_topics,</text:p>
      <text:p text:style-name="P3"><text:s text:c="4"/>get_first_message, true()</text:p>
      <text:p text:style-name="P3">) ) }</text:p>
      <text:p text:style-name="Standard"/>
      <text:h text:style-name="P11" text:outline-level="2">eZFluxBB : List of templates operators </text:h>
      <text:h text:style-name="Heading_20_3" text:outline-level="3">bbcode2html </text:h>
      <text:h text:style-name="Heading_20_4" text:outline-level="4">Description </text:h>
      <text:p text:style-name="Standard">Allows to transform text of bbCode syntax into HTML. </text:p>
      <text:h text:style-name="Heading_20_4" text:outline-level="4">Usage </text:h>
      <text:p text:style-name="P3">input|bbcode2html() </text:p>
      <text:h text:style-name="Heading_20_4" text:outline-level="4">Parameters </text:h>
      <text:p text:style-name="Standard">None </text:p>
      <text:h text:style-name="Heading_20_4" text:outline-level="4">Returns </text:h>
      <text:p text:style-name="Standard">Text into HTML.</text:p>
      <text:h text:style-name="Heading_20_4" text:outline-level="4"><text:soft-page-break/>Examples </text:h>
      <text:p text:style-name="P3">{$n.message|bbcode2html()|strip_tags()|shorten(200)|wash()}</text:p>
      <text:h text:style-name="P10" text:outline-level="2"><text:span text:style-name="T3">eZFlow avalaible blocks</text:span></text:h>
      <text:h text:style-name="Heading_20_3" text:outline-level="3"><text:span text:style-name="T3">eZFluxBB Online</text:span></text:h>
      <text:p text:style-name="Text_20_body"><text:span text:style-name="T3">Display a online FluxBB user block.</text:span></text:p>
      <text:h text:style-name="Heading_20_3" text:outline-level="3"><text:span text:style-name="T3">eZFluxBB Stats</text:span></text:h>
      <text:p text:style-name="Text_20_body"><text:span text:style-name="T3">Display a stats block.</text:span></text:p>
      <text:h text:style-name="Heading_20_3" text:outline-level="3"><text:span text:style-name="T3">EZFluxBB Topics</text:span></text:h>
      <text:p text:style-name="Text_20_body"><text:span text:style-name="T3">Allow you to display a list of topic using some paramet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cm" fo:border-left="none" fo:border-right="none" fo:border-top="none" fo:border-bottom="0.035cm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padding="0cm" fo:border="none" style:shadow="none"/>
      <style:text-properties fo:font-size="14pt" fo:font-style="italic" style:text-underline-style="solid" style:text-underline-width="bold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style:text-underline-style="dotted" style:text-underline-width="bold" style:text-underline-color="font-color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6.981cm" table:align="right" style:shadow="none"/>
    </style:style>
    <style:style style:name="Tableau4.A" style:family="table-column">
      <style:table-column-properties style:column-width="4.523cm"/>
    </style:style>
    <style:style style:name="Tableau4.B" style:family="table-column">
      <style:table-column-properties style:column-width="7.96cm"/>
    </style:style>
    <style:style style:name="Tableau4.C" style:family="table-column">
      <style:table-column-properties style:column-width="4.498cm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fo:color="#b3b3b3" fo:font-size="9pt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color="#b3b3b3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b3b3b3" fo:font-size="10pt" style:font-size-asian="10pt" style:font-size-complex="10pt"/>
    </style:style>
    <style:style style:name="MT1" style:family="text">
      <style:text-properties fo:color="#b3b3b3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2" text:anchor-type="paragraph" svg:x="9.077cm" svg:y="-0.021cm" svg:width="7.879cm" svg:height="2.674cm" draw:z-index="17"><draw:image xlink:href="Pictures/100000000000021A000000CBB174B775.png" xlink:type="simple" xlink:show="embed" xlink:actuate="onLoad"/></draw:frame></text:p>
        <text:p text:style-name="Header"><draw:frame draw:style-name="Mfr2" draw:name="images3" text:anchor-type="paragraph" svg:x="0cm" svg:y="0.235cm" svg:width="5.092cm" svg:height="1.517cm" draw:z-index="8"><draw:image xlink:href="Pictures/100000000000011D0000006370857C19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http://projects.ez.no/ezfluxbb</text:p>
            </table:table-cell>
            <table:table-cell table:style-name="Tableau4.A1" office:value-type="string">
              <text:p text:style-name="MP2">Guillaume Kulakowski a.k.a llaumgui</text:p>
              <text:p text:style-name="MP3"><text:a xlink:type="simple" xlink:href="http://www.llaumgui.com/"><text:span text:style-name="MT1">http://www.llaumgui.com</text:span></text:a></text:p>
            </table:table-cell>
            <table:table-cell table:style-name="Tableau4.A1" office:value-type="string">
              <text:p text:style-name="MP4"><text:page-number text:select-page="current">9</text:page-number>/<text:page-count>9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Kulakowski</meta:initial-creator>
    <meta:creation-date>2011-02-01T07:45:40</meta:creation-date>
    <meta:generator>OpenOffice.org/3.3$Unix OpenOffice.org_project/330m19$Build-9561</meta:generator>
    <dc:date>2011-02-02T20:34:41</dc:date>
    <dc:creator>Guillaume Kulakowski</dc:creator>
    <meta:editing-duration>PT1H5M25S</meta:editing-duration>
    <meta:editing-cycles>22</meta:editing-cycles>
    <meta:document-statistic meta:table-count="5" meta:image-count="2" meta:object-count="0" meta:page-count="9" meta:paragraph-count="229" meta:word-count="723" meta:character-count="4958"/>
  </office:meta>
</office:document-meta>
</file>